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Arrow" draw:textarea-vertical-align="middle"/>
    </style:style>
    <style:style style:name="gr2" style:family="graphic" style:parent-style-name="standard">
      <style:graphic-properties draw:fill="solid" draw:fill-color="#83caff" draw:textarea-horizontal-align="justify" draw:textarea-vertical-align="middle" draw:auto-grow-height="false" fo:min-height="0.449cm" fo:min-width="2.438cm"/>
    </style:style>
    <style:style style:name="gr3" style:family="graphic" style:parent-style-name="standard">
      <style:graphic-properties draw:fill="solid" draw:fill-color="#ccffcc" draw:textarea-horizontal-align="justify" draw:textarea-vertical-align="middle" draw:auto-grow-height="false" fo:min-height="0.67cm" fo:min-width="1.534cm"/>
    </style:style>
    <style:style style:name="gr4" style:family="graphic" style:parent-style-name="standard">
      <style:graphic-properties draw:fill="solid" draw:fill-color="#83caff" draw:textarea-horizontal-align="justify" draw:textarea-vertical-align="middle" draw:auto-grow-height="false" fo:min-height="0.657cm" fo:min-width="5.398cm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 fo:min-height="0.657cm" fo:min-width="4.985cm"/>
    </style:style>
    <style:style style:name="gr6" style:family="graphic" style:parent-style-name="standard">
      <style:graphic-properties draw:fill="solid" draw:fill-color="#ff950e" draw:textarea-horizontal-align="justify" draw:textarea-vertical-align="middle" draw:auto-grow-height="false" fo:min-height="2.172cm" fo:min-width="6.407cm"/>
    </style:style>
    <style:style style:name="gr7" style:family="graphic" style:parent-style-name="standard">
      <style:graphic-properties draw:fill-color="#ffffcc" draw:textarea-horizontal-align="justify" draw:textarea-vertical-align="middle" draw:auto-grow-height="false" fo:min-height="1.672cm" fo:min-width="2.61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83caff"/>
      <style:paragraph-properties fo:text-align="center"/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P3" style:family="paragraph">
      <loext:graphic-properties draw:fill="solid" draw:fill-color="#ccffcc"/>
      <style:paragraph-properties fo:text-align="center"/>
      <style:text-properties fo:font-size="12pt" style:font-size-asian="12pt" style:font-size-complex="12pt"/>
    </style:style>
    <style:style style:name="P4" style:family="paragraph">
      <loext:graphic-properties draw:fill="solid" draw:fill-color="#83ca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>
      <loext:graphic-properties draw:fill="solid" draw:fill-color="#ff950e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loext:graphic-properties draw:fill-color="#ffffcc"/>
      <style:paragraph-properties fo:text-align="center"/>
    </style:style>
    <style:style style:name="P7" style:family="paragraph">
      <loext:graphic-properties draw:fill="none" draw:fill-color="#ffffff"/>
      <style:text-properties fo:font-size="12pt" style:font-size-asian="12pt" style:font-size-complex="12pt"/>
    </style:style>
    <style:style style:name="T1" style:family="text">
      <style:text-properties fo:font-size="12pt" style:text-underline-style="none" fo:font-weight="normal" style:font-size-asian="12pt" style:font-weight-asian="normal" style:font-size-complex="12pt" style:font-weight-complex="normal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4" style:family="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svg:x1="11.81cm" svg:y1="1.415cm" svg:x2="16.588cm" svg:y2="3.367cm" draw:start-shape="id1" draw:start-glue-point="1" draw:end-shape="id2" draw:end-glue-point="4" svg:d="M11810 1415h4778v1952" svg:viewBox="0 0 4779 1953">
          <text:p/>
        </draw:connector>
        <draw:custom-shape draw:style-name="gr2" draw:text-style-name="P2" xml:id="id1" draw:id="id1" draw:layer="layout" svg:width="2.938cm" svg:height="0.699cm" svg:x="8.872cm" svg:y="1.066cm">
          <text:p text:style-name="P1"><text:span text:style-name="T1">START I2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8.621cm" svg:y1="4.286cm" svg:x2="19.189cm" svg:y2="8.988cm" draw:start-shape="id2" draw:start-glue-point="7" draw:end-shape="id3" draw:end-glue-point="0" svg:d="M18621 4286h568v4702" svg:viewBox="0 0 569 4703">
          <text:p/>
        </draw:connector>
        <draw:custom-shape draw:style-name="gr3" draw:text-style-name="P3" xml:id="id2" draw:id="id2" draw:layer="layout" svg:width="4.066cm" svg:height="1.838cm" svg:x="14.555cm" svg:y="3.367cm">
          <text:p text:style-name="P1"><text:span text:style-name="T2">Encoder Ready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4" xml:id="id5" draw:id="id5" draw:layer="layout" svg:width="5.898cm" svg:height="0.907cm" svg:x="8.994cm" svg:y="9.604cm">
          <text:p text:style-name="P1"><text:span text:style-name="T1">(RE)START ENCODER (</text:span><text:span text:style-name="T3">Run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draw:line-skew="0cm -0.336cm" svg:x1="16.588cm" svg:y1="5.205cm" svg:x2="14.555cm" svg:y2="4.286cm" draw:start-shape="id2" draw:start-glue-point="6" draw:end-shape="id2" draw:end-glue-point="5" svg:d="M16588 5205v502h-2870v-1421h837" svg:viewBox="0 0 2871 1422">
          <text:p/>
        </draw:connector>
        <draw:custom-shape draw:style-name="gr5" draw:text-style-name="P4" xml:id="id4" draw:id="id4" draw:layer="layout" svg:width="5.485cm" svg:height="0.907cm" svg:x="9.215cm" svg:y="12.383cm">
          <text:p text:style-name="P1"><text:span text:style-name="T1">PAUSE ENCODER (</text:span><text:span text:style-name="T3">Pause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6" draw:id="id6" draw:layer="layout" svg:width="6.907cm" svg:height="2.422cm" svg:x="1.208cm" svg:y="8.836cm">
          <text:p text:style-name="P1"><text:span text:style-name="T4">RUN STATE</text:span></text:p>
          <text:p text:style-name="P1"><text:span text:style-name="T1">GET PARAMETER (</text:span><text:span text:style-name="T3">Get</text:span><text:span text:style-name="T1">)</text:span></text:p>
          <text:p text:style-name="P1"><text:span text:style-name="T1">SET PARAMETER (</text:span><text:span text:style-name="T3">Set</text:span><text:span text:style-name="T1">)</text:span></text:p>
          <text:p text:style-name="P1"><text:span text:style-name="T1">CHECK STATUS</text:span></text:p>
          <text:p text:style-name="P1"><text:span text:style-name="T1">HANDLE INTERRU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" draw:id="id8" draw:layer="layout" svg:width="5.485cm" svg:height="0.907cm" svg:x="1.888cm" svg:y="5.726cm">
          <text:p text:style-name="P1"><text:span text:style-name="T1">RESET ENCODER (</text:span><text:span text:style-name="T3">Reset</text:span><text:span text:style-name="T1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4.7cm" svg:y1="12.836cm" svg:x2="19.189cm" svg:y2="11.41cm" draw:start-shape="id4" draw:start-glue-point="1" draw:end-shape="id3" draw:end-glue-point="2" svg:d="M14700 12836h4489v-1426" svg:viewBox="0 0 4490 1427">
          <text:p/>
        </draw:connector>
        <draw:connector draw:style-name="gr1" draw:text-style-name="P1" draw:layer="layout" svg:x1="8.994cm" svg:y1="10.057cm" svg:x2="8.115cm" svg:y2="10.047cm" draw:start-shape="id5" draw:start-glue-point="3" draw:end-shape="id6" draw:end-glue-point="1" svg:d="M8994 10057h-440v-10h-439" svg:viewBox="0 0 880 11">
          <text:p/>
        </draw:connector>
        <draw:custom-shape draw:style-name="gr7" draw:text-style-name="P6" xml:id="id7" draw:id="id7" draw:layer="layout" svg:width="4.401cm" svg:height="2.716cm" svg:x="2.431cm" svg:y="0.065cm">
          <text:p text:style-name="P1">HW/SW</text:p>
          <text:p text:style-name="P1">RES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" draw:text-style-name="P1" draw:layer="layout" svg:x1="6.832cm" svg:y1="1.423cm" svg:x2="8.872cm" svg:y2="1.415cm" draw:start-shape="id7" draw:start-glue-point="10" draw:end-shape="id1" draw:end-glue-point="3" svg:d="M6832 1423h1020v-8h1020" svg:viewBox="0 0 2041 9">
          <text:p/>
        </draw:connector>
        <draw:frame draw:style-name="gr8" draw:text-style-name="P7" draw:layer="layout" svg:width="1.044cm" svg:height="0.725cm" svg:x="14.407cm" svg:y="5.073cm">
          <draw:text-box>
            <text:p><text:span text:style-name="T2">No</text:span></text:p>
          </draw:text-box>
        </draw:frame>
        <draw:frame draw:style-name="gr9" draw:text-style-name="P7" draw:layer="layout" svg:width="1.377cm" svg:height="1.199cm" svg:x="13.814cm" svg:y="3.551cm">
          <draw:text-box>
            <text:p><text:span text:style-name="T2">Yes</text:span></text:p>
          </draw:text-box>
        </draw:frame>
        <draw:custom-shape draw:style-name="gr6" draw:text-style-name="P5" xml:id="id3" draw:id="id3" draw:layer="layout" svg:width="6.907cm" svg:height="2.422cm" svg:x="15.736cm" svg:y="8.988cm">
          <text:p text:style-name="P1"><text:span text:style-name="T4">PAUSE STATE</text:span></text:p>
          <text:p text:style-name="P1"><text:span text:style-name="T1">GET PARAMETER (</text:span><text:span text:style-name="T3">Get</text:span><text:span text:style-name="T1">)</text:span></text:p>
          <text:p text:style-name="P1"><text:span text:style-name="T1">SET PARAMETER (</text:span><text:span text:style-name="T3">Set</text:span><text:span text:style-name="T1">)</text:span></text:p>
          <text:p text:style-name="P1"><text:span text:style-name="T1">CHECK STATUS</text:span></text:p>
          <text:p text:style-name="P1"><text:span text:style-name="T1">HANDLE INTERRUP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" draw:text-style-name="P1" draw:layer="layout" svg:x1="15.795cm" svg:y1="10.052cm" svg:x2="14.916cm" svg:y2="10.042cm" svg:d="M15795 10052h-440v-10h-439" svg:viewBox="0 0 880 11">
          <text:p/>
        </draw:connector>
        <draw:connector draw:style-name="gr1" draw:text-style-name="P1" draw:layer="layout" svg:x1="4.63cm" svg:y1="5.726cm" svg:x2="4.632cm" svg:y2="2.781cm" draw:start-shape="id8" draw:end-shape="id7" draw:end-glue-point="8" svg:d="M4630 5726v-1472h2v-1473" svg:viewBox="0 0 3 2946">
          <text:p/>
        </draw:connector>
        <draw:connector draw:style-name="gr1" draw:text-style-name="P1" draw:layer="layout" svg:x1="4.661cm" svg:y1="8.836cm" svg:x2="4.63cm" svg:y2="6.633cm" draw:start-shape="id6" draw:start-glue-point="0" draw:end-shape="id8" svg:d="M4661 8836v-1102h-31v-1101" svg:viewBox="0 0 32 2204">
          <text:p/>
        </draw:connector>
        <draw:connector draw:style-name="gr1" draw:text-style-name="P1" draw:layer="layout" svg:x1="4.661cm" svg:y1="11.258cm" svg:x2="9.215cm" svg:y2="12.836cm" draw:start-shape="id6" draw:start-glue-point="2" draw:end-shape="id4" draw:end-glue-point="3" svg:d="M4661 11258v1578h4554" svg:viewBox="0 0 4555 157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3cm" fo:page-height="1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14T22:24:09.546479764</meta:creation-date>
    <dc:date>2019-08-28T03:21:38.372127097</dc:date>
    <meta:editing-duration>PT1H10M2S</meta:editing-duration>
    <meta:editing-cycles>16</meta:editing-cycles>
    <meta:generator>LibreOffice/6.0.7.3$Linux_X86_64 LibreOffice_project/00m0$Build-3</meta:generator>
    <meta:document-statistic meta:object-count="20"/>
  </office:meta>
</office:document-meta>
</file>